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2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WenQuanYi Micro Hei2" svg:font-family="'WenQuanYi Micro Hei'" style:font-pitch="variable" style:font-charset="x-symbol"/>
    <style:font-face style:name="Liberation Sans1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ff" draw:fill="none"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svg:stroke-width="0.05cm" draw:marker-start="" draw:marker-start-width="0.075cm" draw:marker-end="" draw:marker-end-width="0.0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="" draw:marker-start-width="0.075cm" draw:marker-end="Arrow" draw:marker-end-width="0.0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" draw:marker-start-width="0.075cm" draw:marker-end="" draw:marker-end-width="0.0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2cm" draw:marker-start="" draw:marker-start-width="0.03cm" draw:marker-end="" draw:marker-end-width="0.0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8cm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OpenSymbol2" fo:font-size="12pt" style:font-name-asian="OpenSymbol2" style:font-size-asian="12pt" style:font-name-complex="OpenSymbol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6cm" svg:height="1.1cm" svg:x="10.9cm" svg:y="13cm">
          <text:p text:style-name="P2"><text:span text:style-name="T1">Stokes Eq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4cm" svg:height="1.2cm" svg:x="3.6cm" svg:y="16.8cm">
          <text:p text:style-name="P2"><text:span text:style-name="T1">Stokes L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2.1cm" svg:height="1cm" svg:x="1.2cm" svg:y="4.2cm">
          <text:p text:style-name="P2"><text:span text:style-name="T2">Continuity </text:span></text:p>
          <text:p text:style-name="P2"><text:span text:style-name="T2">Eq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2cm" svg:height="1.1cm" svg:x="2.9cm" svg:y="1.5cm">
          <text:p text:style-name="P2"><text:span text:style-name="T2">Cylindrical </text:span></text:p>
          <text:p text:style-name="P2"><text:span text:style-name="T2">Coordinat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3.5cm" svg:height="1cm" svg:x="1.5cm" svg:y="6.8cm">
          <text:p text:style-name="P2"><text:span text:style-name="T2">Stream Function</text:span></text:p>
          <text:p text:style-name="P2"><text:span text:style-name="T2">Defin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7cm" svg:height="1.3cm" svg:x="8.2cm" svg:y="9.5cm">
          <text:p text:style-name="P2"><text:span text:style-name="T3">Special form of</text:span></text:p>
          <text:p text:style-name="P2"><text:span text:style-name="T1">Navier-Stokes Eq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3.2cm" svg:height="1.2cm" svg:x="15.1cm" svg:y="9.2cm">
          <text:p text:style-name="P2"><text:span text:style-name="T2">Creeping Flow</text:span></text:p>
          <text:p text:style-name="P2"><text:span text:style-name="T2">Re&lt;0.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5cm" svg:height="0.6cm" svg:x="1.2cm" svg:y="19.1cm">
          <text:p text:style-name="P2"><text:span text:style-name="T2">Terminal Velocit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2cm" svg:height="1.1cm" svg:x="1.1cm" svg:y="16.7cm">
          <text:p text:style-name="P2"><text:span text:style-name="T2">Buoyancy </text:span></text:p>
          <text:p text:style-name="P2"><text:span text:style-name="T2">For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098cm" svg:y1="17.825cm" svg:x2="2.95cm" svg:y2="19.1cm" draw:start-shape="id1" draw:start-glue-point="7" draw:end-shape="id2" draw:end-glue-point="0" svg:d="M4098 17825c0 1089-1148 452-1148 1275" svg:viewBox="0 0 1149 1276">
          <text:p/>
        </draw:connector>
        <draw:connector draw:style-name="gr3" draw:text-style-name="P1" draw:layer="layout" draw:type="curve" svg:x1="2.2cm" svg:y1="17.8cm" svg:x2="2.95cm" svg:y2="19.1cm" draw:start-shape="id3" draw:start-glue-point="2" draw:end-shape="id2" draw:end-glue-point="0" svg:d="M2200 17800c0 975 750 325 750 1300" svg:viewBox="0 0 751 1301">
          <text:p/>
        </draw:connector>
        <draw:connector draw:style-name="gr4" draw:text-style-name="P1" draw:layer="layout" draw:type="curve" svg:x1="4.5cm" svg:y1="2.6cm" svg:x2="3.25cm" svg:y2="6.8cm" draw:start-shape="id4" draw:end-shape="id5" draw:end-glue-point="0" svg:d="M4500 2600c0 3150-1250 1050-1250 4200" svg:viewBox="0 0 1251 4201">
          <text:p/>
        </draw:connector>
        <draw:connector draw:style-name="gr4" draw:text-style-name="P1" draw:layer="layout" draw:type="curve" svg:x1="2.25cm" svg:y1="5.2cm" svg:x2="3.25cm" svg:y2="6.8cm" draw:start-shape="id6" draw:start-glue-point="2" draw:end-shape="id5" draw:end-glue-point="0" svg:d="M2250 5200c0 1200 1000 400 1000 1600" svg:viewBox="0 0 1001 1601">
          <text:p/>
        </draw:connector>
        <draw:custom-shape draw:style-name="gr2" draw:text-style-name="P4" xml:id="id7" draw:id="id7" draw:layer="layout" svg:width="4cm" svg:height="0.7cm" svg:x="7.1cm" svg:y="6.3cm">
          <text:p text:style-name="P2"><text:span text:style-name="T2">Define E</text:span><text:span text:style-name="T4">2</text:span><text:span text:style-name="T2"> op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9.1cm" svg:y1="7cm" svg:x2="10.55cm" svg:y2="9.5cm" draw:start-shape="id7" draw:start-glue-point="2" draw:end-shape="id8" svg:d="M9100 7000c0 1875 1450 625 1450 2500" svg:viewBox="0 0 1451 2501">
          <text:p/>
        </draw:connector>
        <draw:connector draw:style-name="gr4" draw:text-style-name="P1" draw:layer="layout" draw:type="curve" svg:x1="16.7cm" svg:y1="10.4cm" svg:x2="12.7cm" svg:y2="13cm" draw:start-shape="id9" draw:end-shape="id10" draw:end-glue-point="4" svg:d="M16700 10400c0 1950-4000 650-4000 2600" svg:viewBox="0 0 4001 2601">
          <text:p/>
        </draw:connector>
        <draw:connector draw:style-name="gr4" draw:text-style-name="P1" draw:layer="layout" draw:type="curve" svg:x1="10.55cm" svg:y1="10.8cm" svg:x2="12.7cm" svg:y2="13cm" draw:start-shape="id8" draw:start-glue-point="2" draw:end-shape="id10" draw:end-glue-point="4" svg:d="M10550 10800c0 1650 2150 550 2150 2200" svg:viewBox="0 0 2151 2201">
          <text:p/>
        </draw:connector>
        <draw:custom-shape draw:style-name="gr2" draw:text-style-name="P4" xml:id="id12" draw:id="id12" draw:layer="layout" svg:width="3.2cm" svg:height="1.1cm" svg:x="17.4cm" svg:y="18cm">
          <text:p text:style-name="P2"><text:span text:style-name="T2">Analytical </text:span></text:p>
          <text:p text:style-name="P2"><text:span text:style-name="T2">Flow 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cm" svg:height="0.6cm" svg:x="12.7cm" svg:y="17.6cm">
          <text:p text:style-name="P2"><text:span text:style-name="T2">Shear St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4" draw:id="id14" draw:layer="layout" svg:width="2.5cm" svg:height="0.6cm" svg:x="12.891cm" svg:y="18.809cm">
          <text:p text:style-name="P2"><text:span text:style-name="T2">Pres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5" draw:id="id15" draw:layer="layout" svg:width="3cm" svg:height="0.8cm" svg:x="8.7cm" svg:y="17.4cm">
          <text:p text:style-name="P2"><text:span text:style-name="T2">Friction D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3.25cm" svg:y1="7.8cm" svg:x2="10.55cm" svg:y2="9.5cm" draw:start-shape="id5" draw:start-glue-point="2" draw:end-shape="id8" draw:end-glue-point="0" svg:d="M3250 7800c0 1275 7300 425 7300 1700" svg:viewBox="0 0 7301 1701">
          <text:p/>
        </draw:connector>
        <draw:custom-shape draw:style-name="gr2" draw:text-style-name="P4" xml:id="id11" draw:id="id11" draw:layer="layout" svg:width="3.5cm" svg:height="1cm" svg:x="15.5cm" svg:y="15.5cm">
          <text:p text:style-name="P2"><text:span text:style-name="T2">Stream Function</text:span></text:p>
          <text:p text:style-name="P2"><text:span text:style-name="T2">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12.7cm" svg:y1="14.1cm" svg:x2="17.25cm" svg:y2="15.5cm" draw:start-shape="id10" draw:start-glue-point="8" draw:end-shape="id11" draw:end-glue-point="0" svg:d="M12700 14100c0 1051 4550 352 4550 1400" svg:viewBox="0 0 4551 1401">
          <text:p/>
        </draw:connector>
        <draw:connector draw:style-name="gr4" draw:text-style-name="P1" draw:layer="layout" draw:type="curve" svg:x1="17.25cm" svg:y1="16.5cm" svg:x2="19cm" svg:y2="18cm" draw:start-shape="id11" draw:start-glue-point="2" draw:end-shape="id12" draw:end-glue-point="0" svg:d="M17250 16500c0 1125 1750 375 1750 1500" svg:viewBox="0 0 1751 1501">
          <text:p/>
        </draw:connector>
        <draw:custom-shape draw:style-name="gr2" draw:text-style-name="P4" xml:id="id16" draw:id="id16" draw:layer="layout" svg:width="3cm" svg:height="0.7cm" svg:x="8.6cm" svg:y="18.7cm">
          <text:p text:style-name="P2"><text:span text:style-name="T2">Form D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17.4cm" svg:y1="18.55cm" svg:x2="15.7cm" svg:y2="17.9cm" draw:start-shape="id12" draw:start-glue-point="3" draw:end-shape="id13" svg:d="M17400 18550c-1275 0-425-650-1700-650" svg:viewBox="0 0 1701 651">
          <text:p/>
        </draw:connector>
        <draw:connector draw:style-name="gr4" draw:text-style-name="P1" draw:layer="layout" draw:type="curve" svg:x1="17.4cm" svg:y1="18.55cm" svg:x2="15.391cm" svg:y2="19.109cm" draw:start-shape="id12" draw:start-glue-point="3" draw:end-shape="id14" svg:d="M17400 18550c-1506 0-502 559-2009 559" svg:viewBox="0 0 2010 560">
          <text:p/>
        </draw:connector>
        <draw:connector draw:style-name="gr4" draw:text-style-name="P1" draw:layer="layout" draw:type="curve" svg:x1="12.7cm" svg:y1="17.9cm" svg:x2="11.7cm" svg:y2="17.8cm" draw:start-shape="id13" draw:start-glue-point="3" draw:end-shape="id15" draw:end-glue-point="1" svg:d="M12700 17900c-750 0-250-100-1000-100" svg:viewBox="0 0 1001 101">
          <text:p/>
        </draw:connector>
        <draw:connector draw:style-name="gr4" draw:text-style-name="P1" draw:layer="layout" draw:type="curve" svg:x1="12.891cm" svg:y1="19.109cm" svg:x2="11.6cm" svg:y2="19.05cm" draw:start-shape="id14" draw:start-glue-point="3" draw:end-shape="id16" draw:end-glue-point="1" svg:d="M12891 19109c-967 0-322-59-1291-59" svg:viewBox="0 0 1292 60">
          <text:p/>
        </draw:connector>
        <draw:connector draw:style-name="gr4" draw:text-style-name="P1" draw:layer="layout" draw:type="curve" svg:x1="8.7cm" svg:y1="17.8cm" svg:x2="7cm" svg:y2="17.4cm" draw:start-shape="id15" draw:start-glue-point="3" draw:end-shape="id1" draw:end-glue-point="10" svg:d="M8700 17800c-1273 0-424-400-1700-400" svg:viewBox="0 0 1701 401">
          <text:p/>
        </draw:connector>
        <draw:connector draw:style-name="gr4" draw:text-style-name="P1" draw:layer="layout" draw:type="curve" svg:x1="8.6cm" svg:y1="19.05cm" svg:x2="7cm" svg:y2="17.4cm" draw:start-shape="id16" draw:start-glue-point="3" draw:end-shape="id1" draw:end-glue-point="10" svg:d="M8600 19050c-1198 0-399-1650-1600-1650" svg:viewBox="0 0 1601 1651">
          <text:p/>
        </draw:connector>
        <draw:custom-shape draw:style-name="gr2" draw:text-style-name="P4" xml:id="id19" draw:id="id19" draw:layer="layout" svg:width="1.9cm" svg:height="0.6cm" svg:x="14.5cm" svg:y="2.6cm">
          <text:p text:style-name="P2"><text:span text:style-name="T2">Sp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7" draw:id="id17" draw:layer="layout" svg:width="2.8cm" svg:height="0.9cm" svg:x="13.7cm" svg:y="1.4cm">
          <text:p text:style-name="P2"><text:span text:style-name="T2">Unidirectional</text:span></text:p>
          <text:p text:style-name="P2"><text:span text:style-name="T2">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8" draw:id="id18" draw:layer="layout" svg:width="2.9cm" svg:height="1.1cm" svg:x="8.2cm" svg:y="1.3cm">
          <text:p text:style-name="P2"><text:span text:style-name="T2">Intersection</text:span></text:p>
          <text:p text:style-name="P2"><text:span text:style-name="T2">Sym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13.7cm" svg:y1="1.85cm" svg:x2="11.1cm" svg:y2="1.85cm" draw:start-shape="id17" draw:start-glue-point="3" draw:end-shape="id18" draw:end-glue-point="1" svg:d="M13700 1850h-2600" svg:viewBox="0 0 2601 1">
          <text:p/>
        </draw:connector>
        <draw:connector draw:style-name="gr4" draw:text-style-name="P1" draw:layer="layout" draw:type="curve" svg:x1="14.5cm" svg:y1="2.9cm" svg:x2="11.1cm" svg:y2="1.85cm" draw:start-shape="id19" draw:start-glue-point="3" draw:end-shape="id18" draw:end-glue-point="1" svg:d="M14500 2900c-2550 0-850-1050-3400-1050" svg:viewBox="0 0 3401 1051">
          <text:p/>
        </draw:connector>
        <draw:custom-shape draw:style-name="gr2" draw:text-style-name="P3" xml:id="id20" draw:id="id20" draw:layer="layout" svg:width="3.3cm" svg:height="1.1cm" svg:x="19.2cm" svg:y="2.1cm">
          <text:p text:style-name="P2"><text:span text:style-name="T1">External Flow</text:span></text:p>
          <text:p text:style-name="P2"><text:span text:style-name="T1">around Sphe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draw:type="curve" svg:x1="19.2cm" svg:y1="2.65cm" svg:x2="16.5cm" svg:y2="1.85cm" draw:start-shape="id20" draw:start-glue-point="3" draw:end-shape="id17" draw:end-glue-point="1" svg:d="M19200 2650c-2025 0-675-800-2700-800" svg:viewBox="0 0 2701 801">
          <text:p/>
        </draw:connector>
        <draw:connector draw:style-name="gr4" draw:text-style-name="P1" draw:layer="layout" draw:type="curve" svg:x1="19.2cm" svg:y1="2.65cm" svg:x2="16.4cm" svg:y2="2.9cm" draw:start-shape="id20" draw:start-glue-point="3" draw:end-shape="id19" draw:end-glue-point="1" svg:d="M19200 2650c-2100 0-700 250-2800 250" svg:viewBox="0 0 2801 251">
          <text:p/>
        </draw:connector>
        <draw:connector draw:style-name="gr4" draw:text-style-name="P1" draw:layer="layout" draw:type="curve" svg:x1="8.2cm" svg:y1="1.85cm" svg:x2="6.1cm" svg:y2="2.05cm" draw:start-shape="id18" draw:start-glue-point="3" draw:end-shape="id4" draw:end-glue-point="1" svg:d="M8200 1850c-1575 0-525 200-2100 200" svg:viewBox="0 0 2101 201">
          <text:p/>
        </draw:connector>
        <draw:custom-shape draw:style-name="gr2" draw:text-style-name="P4" xml:id="id21" draw:id="id21" draw:layer="layout" svg:width="3.2cm" svg:height="0.7cm" svg:x="17.1cm" svg:y="4.6cm">
          <text:p text:style-name="P2"><text:span text:style-name="T2">Regime of 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2" draw:id="id22" draw:layer="layout" svg:width="2.9cm" svg:height="1.2cm" svg:x="18.5cm" svg:y="9.2cm">
          <text:p text:style-name="P2"><text:span text:style-name="T2">Re &gt;&gt; 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18.7cm" svg:y1="5.3cm" svg:x2="16.7cm" svg:y2="9.2cm" draw:start-shape="id21" draw:start-glue-point="2" draw:end-shape="id9" draw:end-glue-point="0" svg:d="M18700 5300c0 2925-2000 975-2000 3900" svg:viewBox="0 0 2001 3901">
          <text:p/>
        </draw:connector>
        <draw:connector draw:style-name="gr4" draw:text-style-name="P1" draw:layer="layout" draw:type="curve" svg:x1="18.7cm" svg:y1="5.3cm" svg:x2="19.95cm" svg:y2="9.2cm" draw:start-shape="id21" draw:start-glue-point="2" draw:end-shape="id22" draw:end-glue-point="0" svg:d="M18700 5300c0 2925 1250 975 1250 3900" svg:viewBox="0 0 1251 3901">
          <text:p/>
        </draw:connector>
        <draw:connector draw:style-name="gr4" draw:text-style-name="P1" draw:layer="layout" draw:type="curve" svg:x1="20.85cm" svg:y1="3.2cm" svg:x2="18.7cm" svg:y2="4.6cm" draw:start-shape="id20" draw:start-glue-point="2" draw:end-shape="id21" draw:end-glue-point="0" svg:d="M20850 3200c0 1050-2150 350-2150 1400" svg:viewBox="0 0 2151 1401">
          <text:p/>
        </draw:connector>
        <draw:custom-shape draw:style-name="gr2" draw:text-style-name="P4" xml:id="id23" draw:id="id23" draw:layer="layout" svg:width="3.2cm" svg:height="1.2cm" svg:x="24.5cm" svg:y="14.3cm">
          <text:p text:style-name="P2"><text:span text:style-name="T2">Numerical</text:span></text:p>
          <text:p text:style-name="P2"><text:span text:style-name="T2">Flow Fiel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9.95cm" svg:y1="10.4cm" svg:x2="26.1cm" svg:y2="14.3cm" draw:start-shape="id22" draw:start-glue-point="2" draw:end-shape="id23" draw:end-glue-point="0" svg:d="M19950 10400c0 2925 6150 975 6150 3900" svg:viewBox="0 0 6151 3901">
          <text:p/>
        </draw:connector>
        <draw:custom-shape draw:style-name="gr2" draw:text-style-name="P5" xml:id="id24" draw:id="id24" draw:layer="layout" svg:width="2.8cm" svg:height="1cm" svg:x="21.9cm" svg:y="9.3cm">
          <text:p text:style-name="P2"><text:span text:style-name="T5">Boundary</text:span></text:p>
          <text:p text:style-name="P2"><text:span text:style-name="T5">Condition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0.85cm" svg:y1="3.2cm" svg:x2="23.3cm" svg:y2="9.3cm" draw:start-shape="id20" draw:start-glue-point="2" draw:end-shape="id24" svg:d="M20850 3200c0 4575 2450 1525 2450 6100" svg:viewBox="0 0 2451 6101">
          <text:p/>
        </draw:connector>
        <draw:connector draw:style-name="gr5" draw:text-style-name="P1" draw:layer="layout" draw:type="curve" svg:x1="23.3cm" svg:y1="10.3cm" svg:x2="14.5cm" svg:y2="13.55cm" draw:start-shape="id24" draw:start-glue-point="2" draw:end-shape="id10" draw:end-glue-point="10" svg:d="M23300 10300c0 2167-2933 3250-8800 3250" svg:viewBox="0 0 8801 3251">
          <text:p/>
        </draw:connector>
        <draw:connector draw:style-name="gr4" draw:text-style-name="P1" draw:layer="layout" draw:type="curve" svg:x1="9.65cm" svg:y1="2.4cm" svg:x2="9.1cm" svg:y2="6.3cm" draw:start-shape="id18" draw:start-glue-point="2" draw:end-shape="id7" draw:end-glue-point="0" svg:d="M9650 2400c0 2925-550 975-550 3900" svg:viewBox="0 0 551 3901">
          <text:p/>
        </draw:connector>
        <draw:custom-shape draw:style-name="gr2" draw:text-style-name="P4" xml:id="id25" draw:id="id25" draw:layer="layout" svg:width="2.9cm" svg:height="0.7cm" svg:x="5.4cm" svg:y="4.2cm">
          <text:p text:style-name="P2"><text:span text:style-name="T6">∇</text:span><text:span text:style-name="T4">2</text:span><text:span text:style-name="T2"> op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6.85cm" svg:y1="4.9cm" svg:x2="9.1cm" svg:y2="6.3cm" draw:start-shape="id25" draw:start-glue-point="2" draw:end-shape="id7" draw:end-glue-point="0" svg:d="M6850 4900c0 1050 2250 350 2250 1400" svg:viewBox="0 0 2251 1401">
          <text:p/>
        </draw:connector>
        <draw:connector draw:style-name="gr4" draw:text-style-name="P1" draw:layer="layout" draw:type="curve" svg:x1="4.5cm" svg:y1="2.6cm" svg:x2="6.85cm" svg:y2="4.2cm" draw:start-shape="id4" draw:start-glue-point="2" draw:end-shape="id25" draw:end-glue-point="0" svg:d="M4500 2600c0 1200 2350 400 2350 1600" svg:viewBox="0 0 2351 1601">
          <text:p/>
        </draw:connector>
        <draw:custom-shape draw:style-name="gr2" draw:text-style-name="P4" xml:id="id26" draw:id="id26" draw:layer="layout" svg:width="3.2cm" svg:height="1.2cm" svg:x="25.3cm" svg:y="7.5cm">
          <text:p text:style-name="P2"><text:span text:style-name="T2">Flow Solver</text:span></text:p>
          <text:p text:style-name="P2"><text:span text:style-name="T2">Program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6.9cm" svg:y1="8.7cm" svg:x2="26.1cm" svg:y2="14.3cm" draw:start-shape="id26" draw:start-glue-point="2" draw:end-shape="id23" draw:end-glue-point="0" svg:d="M26900 8700c0 4200-800 1400-800 5600" svg:viewBox="0 0 801 5601">
          <text:p/>
        </draw:connector>
        <draw:custom-shape draw:style-name="gr2" draw:text-style-name="P3" xml:id="id27" draw:id="id27" draw:layer="layout" svg:width="4.7cm" svg:height="1.3cm" svg:x="23.8cm" svg:y="2cm">
          <text:p text:style-name="P2"><text:span text:style-name="T3">General form of</text:span></text:p>
          <text:p text:style-name="P2"><text:span text:style-name="T1">Navier-Stokes Eqn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6.15cm" svg:y1="3.3cm" svg:x2="10.55cm" svg:y2="9.5cm" draw:start-shape="id27" draw:start-glue-point="2" draw:end-shape="id8" svg:d="M26150 3300c0 4650-15600 1550-15600 6200" svg:viewBox="0 0 15601 6201">
          <text:p/>
        </draw:connector>
        <draw:connector draw:style-name="gr6" draw:text-style-name="P1" draw:layer="layout" draw:type="curve" svg:x1="26.15cm" svg:y1="3.3cm" svg:x2="26.9cm" svg:y2="7.5cm" draw:start-shape="id27" draw:start-glue-point="2" draw:end-shape="id26" draw:end-glue-point="0" svg:d="M26150 3300c0 3150 750 1050 750 4200" svg:viewBox="0 0 751 4201">
          <text:p/>
        </draw:connector>
        <draw:connector draw:style-name="gr8" draw:text-style-name="P1" draw:layer="layout" draw:type="curve" svg:x1="26.1cm" svg:y1="15.5cm" svg:x2="19cm" svg:y2="18cm" draw:start-shape="id23" draw:start-glue-point="2" draw:end-shape="id12" draw:end-glue-point="0" svg:d="M26100 15500c0 1875-7100 625-7100 2500" svg:viewBox="0 0 7101 2501">
          <text:p/>
        </draw:connector>
        <draw:custom-shape draw:style-name="gr2" draw:text-style-name="P4" xml:id="id28" draw:id="id28" draw:layer="layout" svg:width="2.6cm" svg:height="1.3cm" svg:x="25.9cm" svg:y="18.5cm">
          <text:p text:style-name="P2"><text:span text:style-name="T2">Drag</text:span></text:p>
          <text:p text:style-name="P2"><text:span text:style-name="T2">Coefficient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26.1cm" svg:y1="15.5cm" svg:x2="27.2cm" svg:y2="18.5cm" draw:start-shape="id23" draw:start-glue-point="2" draw:end-shape="id28" draw:end-glue-point="0" svg:d="M26100 15500c0 2250 1100 750 1100 3000" svg:viewBox="0 0 1101 3001">
          <text:p/>
        </draw:connector>
        <draw:connector draw:style-name="gr10" draw:text-style-name="P1" draw:layer="layout" draw:type="curve" svg:x1="23.3cm" svg:y1="10.3cm" svg:x2="26.1cm" svg:y2="14.3cm" draw:start-shape="id24" draw:start-glue-point="2" draw:end-shape="id23" draw:end-glue-point="0" svg:d="M23300 10300c0 3000 2800 1000 2800 4000" svg:viewBox="0 0 2801 4001">
          <text:p/>
        </draw:connector>
        <draw:connector draw:style-name="gr11" draw:text-style-name="P1" draw:layer="layout" draw:type="curve" svg:x1="3.25cm" svg:y1="7.8cm" svg:x2="15.5cm" svg:y2="16cm" draw:start-shape="id5" draw:start-glue-point="2" draw:end-shape="id11" draw:end-glue-point="3" svg:d="M3250 7800c0 5467 4083 8200 12250 8200" svg:viewBox="0 0 12251 8201">
          <text:p/>
        </draw:connector>
        <draw:frame draw:style-name="gr12" draw:text-style-name="P6" draw:layer="layout" svg:width="3.5cm" svg:height="0.725cm" svg:x="19.1cm" svg:y="1.3cm">
          <draw:text-box>
            <text:p><text:span text:style-name="T5">The Problem</text:span></text:p>
          </draw:text-box>
        </draw:frame>
        <draw:frame draw:style-name="gr12" draw:text-style-name="P6" draw:layer="layout" svg:width="5cm" svg:height="0.725cm" svg:x="23.7cm" svg:y="1.2cm">
          <draw:text-box>
            <text:p><text:span text:style-name="T5">The Phenomen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2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WenQuanYi Micro Hei2" svg:font-family="'WenQuanYi Micro Hei'" style:font-pitch="variable" style:font-charset="x-symbol"/>
    <style:font-face style:name="Liberation Sans1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ndham Phanikumar</meta:initial-creator>
    <meta:creation-date>2017-02-05T19:04:18</meta:creation-date>
    <dc:date>2017-02-06T21:08:48.829557739</dc:date>
    <meta:editing-duration>PT2H13M57S</meta:editing-duration>
    <meta:editing-cycles>51</meta:editing-cycles>
    <meta:generator>LibreOffice/5.2.3.3$Linux_X86_64 LibreOffice_project/20m0$Build-3</meta:generator>
    <meta:document-statistic meta:object-count="68"/>
  </office:meta>
</office:document-meta>
</file>